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70f5"/>
    </style:style>
    <style:style style:name="P2" style:family="paragraph" style:parent-style-name="Text_20_body">
      <style:text-properties officeooo:rsid="000170f5" officeooo:paragraph-rsid="000170f5"/>
    </style:style>
    <style:style style:name="P3" style:family="paragraph" style:parent-style-name="Text_20_body">
      <style:text-properties officeooo:rsid="0002584b" officeooo:paragraph-rsid="0002584b"/>
    </style:style>
    <style:style style:name="T1" style:family="text">
      <style:text-properties officeooo:rsid="000170f5"/>
    </style:style>
    <style:style style:name="T2" style:family="text">
      <style:text-properties officeooo:rsid="0002584b"/>
    </style:style>
    <style:style style:name="T3" style:family="text">
      <style:text-properties officeooo:rsid="0003493b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repeneur →<text:span text:style-name="T2"> Emprendedor</text:span></text:p>
      <text:p text:style-name="P1">Sketch →<text:span text:style-name="T2"> boceto</text:span></text:p>
      <text:p text:style-name="P1">Mock →<text:span text:style-name="T2"> simulacro</text:span></text:p>
      <text:p text:style-name="P1">High Fidelity Mocks →<text:span text:style-name="T3"> Simulacro de alta fidelidad</text:span></text:p>
      <text:p text:style-name="P1">High Tech Company →<text:span text:style-name="T2"> Empresa de alta tecnologia</text:span></text:p>
      <text:p text:style-name="P1">Benefit →<text:span text:style-name="T3"> sacar provecho</text:span></text:p>
      <text:p text:style-name="P1">Flow / User flow →<text:span text:style-name="T3"> flujo / flujo de usuario</text:span></text:p>
      <text:p text:style-name="P1">Wireframe →<text:span text:style-name="T3"> alambre</text:span></text:p>
      <text:p text:style-name="P1">flush →<text:span text:style-name="T3"> enjuagar</text:span></text:p>
      <text:p text:style-name="P1">sketches →<text:span text:style-name="T3"> bocetos</text:span></text:p>
      <text:p text:style-name="P1">Dropdown →<text:span text:style-name="T3"> desplegable</text:span></text:p>
      <text:p text:style-name="P1">ink →<text:span text:style-name="T3"> tinta</text:span></text:p>
      <text:p text:style-name="P1">Purposeful<text:span text:style-name="T1">ly → intencionado, de forma decidida.</text:span></text:p>
      <text:p text:style-name="P1">Fab →<text:span text:style-name="T3"> estupendo</text:span></text:p>
      <text:p text:style-name="P1">X axis, Y axis, Z axis →<text:span text:style-name="T3"> eje</text:span></text:p>
      <text:p text:style-name="P1">Sheet →<text:span text:style-name="T3"> lamina</text:span></text:p>
      <text:p text:style-name="P1">Teammates →<text:span text:style-name="T3"> compañeros de equipo</text:span></text:p>
      <text:p text:style-name="P2">commonly →<text:span text:style-name="T3"> ordinariamente</text:span></text:p>
      <text:p text:style-name="P2">mint →<text:span text:style-name="T3"> hierbabuena</text:span></text:p>
      <text:p text:style-name="P2">rethink →<text:span text:style-name="T3"> repensar</text:span></text:p>
      <text:p text:style-name="P3">redrawing →<text:span text:style-name="T3"> rediseño</text:span></text:p>
      <text:p text:style-name="P3">spec →<text:span text:style-name="T3"> especificacion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3:50:19.130379775</meta:creation-date>
    <dc:date>2019-09-25T14:33:43.466154897</dc:date>
    <meta:editing-duration>PT12M23S</meta:editing-duration>
    <meta:editing-cycles>1</meta:editing-cycles>
    <meta:document-statistic meta:table-count="0" meta:image-count="0" meta:object-count="0" meta:page-count="1" meta:paragraph-count="22" meta:word-count="94" meta:character-count="542" meta:non-whitespace-character-count="470"/>
    <meta:generator>LibreOffice/6.0.7.3$Linux_X86_64 LibreOffice_project/00m0$Build-3</meta:generator>
  </office:meta>
</office:document-meta>
</file>